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71.01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44.76pt"/>
    </style:style>
    <style:style style:name="co4" style:family="table-column">
      <style:table-column-properties fo:break-before="auto" style:column-width="94.1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node 9.5.0" table:style-name="ta1">
        <table:shapes>
          <draw:frame draw:z-index="0" draw:style-name="gr1" draw:text-style-name="P1" svg:width="453.51pt" svg:height="255.09pt" svg:x="410.29pt" svg:y="124.84pt">
            <loext:p draw:notify-on-update-of-ranges="'node 9.5.0'.A2:'node 9.5.0'.A2 'node 9.5.0'.A3:'node 9.5.0'.A48 'node 9.5.0'.B2:'node 9.5.0'.B2 'node 9.5.0'.B3:'node 9.5.0'.B48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Node 9.5.0 (1000000 times) </text:p>
          </table:table-cell>
          <table:table-cell/>
        </table:table-row>
        <table:table-row table:style-name="ro1">
          <table:table-cell office:value-type="string" calcext:value-type="string">
            <text:p>estimated</text:p>
          </table:table-cell>
          <table:table-cell office:value-type="string" calcext:value-type="string">
            <text:p>current</text:p>
          </table:table-cell>
        </table:table-row>
        <table:table-row table:style-name="ro1">
          <table:table-cell table:number-columns-repeated="2" office:value-type="float" office:value="20043704" calcext:value-type="float">
            <text:p>20043704</text:p>
          </table:table-cell>
        </table:table-row>
        <table:table-row table:style-name="ro1">
          <table:table-cell table:number-columns-repeated="2" office:value-type="float" office:value="54892664" calcext:value-type="float">
            <text:p>54892664</text:p>
          </table:table-cell>
        </table:table-row>
        <table:table-row table:style-name="ro1">
          <table:table-cell table:number-columns-repeated="2" office:value-type="float" office:value="119121664" calcext:value-type="float">
            <text:p>119121664</text:p>
          </table:table-cell>
        </table:table-row>
        <table:table-row table:style-name="ro1">
          <table:table-cell table:number-columns-repeated="2" office:value-type="float" office:value="124344464" calcext:value-type="float">
            <text:p>124344464</text:p>
          </table:table-cell>
        </table:table-row>
        <table:table-row table:style-name="ro1">
          <table:table-cell table:number-columns-repeated="2" office:value-type="float" office:value="238735936" calcext:value-type="float">
            <text:p>238735936</text:p>
          </table:table-cell>
        </table:table-row>
        <table:table-row table:style-name="ro1">
          <table:table-cell table:number-columns-repeated="2" office:value-type="float" office:value="248973416" calcext:value-type="float">
            <text:p>248973416</text:p>
          </table:table-cell>
        </table:table-row>
        <table:table-row table:style-name="ro1">
          <table:table-cell table:number-columns-repeated="2" office:value-type="float" office:value="254523832" calcext:value-type="float">
            <text:p>254523832</text:p>
          </table:table-cell>
        </table:table-row>
        <table:table-row table:style-name="ro1">
          <table:table-cell table:number-columns-repeated="2" office:value-type="float" office:value="259175216" calcext:value-type="float">
            <text:p>259175216</text:p>
          </table:table-cell>
        </table:table-row>
        <table:table-row table:style-name="ro1">
          <table:table-cell table:number-columns-repeated="2" office:value-type="float" office:value="263791504" calcext:value-type="float">
            <text:p>263791504</text:p>
          </table:table-cell>
        </table:table-row>
        <table:table-row table:style-name="ro1">
          <table:table-cell office:value-type="float" office:value="264254365" calcext:value-type="float">
            <text:p>264254365</text:p>
          </table:table-cell>
          <table:table-cell office:value-type="float" office:value="268420120" calcext:value-type="float">
            <text:p>268420120</text:p>
          </table:table-cell>
        </table:table-row>
        <table:table-row table:style-name="ro1">
          <table:table-cell office:value-type="float" office:value="265136414" calcext:value-type="float">
            <text:p>265136414</text:p>
          </table:table-cell>
          <table:table-cell office:value-type="float" office:value="273074864" calcext:value-type="float">
            <text:p>273074864</text:p>
          </table:table-cell>
        </table:table-row>
        <table:table-row table:style-name="ro1">
          <table:table-cell office:value-type="float" office:value="266393006" calcext:value-type="float">
            <text:p>266393006</text:p>
          </table:table-cell>
          <table:table-cell office:value-type="float" office:value="277702336" calcext:value-type="float">
            <text:p>277702336</text:p>
          </table:table-cell>
        </table:table-row>
        <table:table-row table:style-name="ro1">
          <table:table-cell office:value-type="float" office:value="267986839" calcext:value-type="float">
            <text:p>267986839</text:p>
          </table:table-cell>
          <table:table-cell office:value-type="float" office:value="282331344" calcext:value-type="float">
            <text:p>282331344</text:p>
          </table:table-cell>
        </table:table-row>
        <table:table-row table:style-name="ro1">
          <table:table-cell office:value-type="float" office:value="269884235" calcext:value-type="float">
            <text:p>269884235</text:p>
          </table:table-cell>
          <table:table-cell office:value-type="float" office:value="286960808" calcext:value-type="float">
            <text:p>286960808</text:p>
          </table:table-cell>
        </table:table-row>
        <table:table-row table:style-name="ro1">
          <table:table-cell office:value-type="float" office:value="272053602" calcext:value-type="float">
            <text:p>272053602</text:p>
          </table:table-cell>
          <table:table-cell office:value-type="float" office:value="291577912" calcext:value-type="float">
            <text:p>291577912</text:p>
          </table:table-cell>
        </table:table-row>
        <table:table-row table:style-name="ro1">
          <table:table-cell office:value-type="float" office:value="274472584" calcext:value-type="float">
            <text:p>274472584</text:p>
          </table:table-cell>
          <table:table-cell office:value-type="float" office:value="296243424" calcext:value-type="float">
            <text:p>296243424</text:p>
          </table:table-cell>
        </table:table-row>
        <table:table-row table:style-name="ro1">
          <table:table-cell office:value-type="float" office:value="277110921" calcext:value-type="float">
            <text:p>277110921</text:p>
          </table:table-cell>
          <table:table-cell office:value-type="float" office:value="300855960" calcext:value-type="float">
            <text:p>300855960</text:p>
          </table:table-cell>
        </table:table-row>
        <table:table-row table:style-name="ro1">
          <table:table-cell office:value-type="float" office:value="279948657" calcext:value-type="float">
            <text:p>279948657</text:p>
          </table:table-cell>
          <table:table-cell office:value-type="float" office:value="305488288" calcext:value-type="float">
            <text:p>305488288</text:p>
          </table:table-cell>
        </table:table-row>
        <table:table-row table:style-name="ro1">
          <table:table-cell office:value-type="float" office:value="282968212" calcext:value-type="float">
            <text:p>282968212</text:p>
          </table:table-cell>
          <table:table-cell office:value-type="float" office:value="310144216" calcext:value-type="float">
            <text:p>310144216</text:p>
          </table:table-cell>
        </table:table-row>
        <table:table-row table:style-name="ro1">
          <table:table-cell office:value-type="float" office:value="286148916" calcext:value-type="float">
            <text:p>286148916</text:p>
          </table:table-cell>
          <table:table-cell office:value-type="float" office:value="314775256" calcext:value-type="float">
            <text:p>314775256</text:p>
          </table:table-cell>
        </table:table-row>
        <table:table-row table:style-name="ro1">
          <table:table-cell office:value-type="float" office:value="289474756" calcext:value-type="float">
            <text:p>289474756</text:p>
          </table:table-cell>
          <table:table-cell office:value-type="float" office:value="319407320" calcext:value-type="float">
            <text:p>319407320</text:p>
          </table:table-cell>
        </table:table-row>
        <table:table-row table:style-name="ro1">
          <table:table-cell office:value-type="float" office:value="292929238" calcext:value-type="float">
            <text:p>292929238</text:p>
          </table:table-cell>
          <table:table-cell office:value-type="float" office:value="324019576" calcext:value-type="float">
            <text:p>324019576</text:p>
          </table:table-cell>
        </table:table-row>
        <table:table-row table:style-name="ro1">
          <table:table-cell office:value-type="float" office:value="296501815" calcext:value-type="float">
            <text:p>296501815</text:p>
          </table:table-cell>
          <table:table-cell office:value-type="float" office:value="328655008" calcext:value-type="float">
            <text:p>328655008</text:p>
          </table:table-cell>
        </table:table-row>
        <table:table-row table:style-name="ro1">
          <table:table-cell office:value-type="float" office:value="300180705" calcext:value-type="float">
            <text:p>300180705</text:p>
          </table:table-cell>
          <table:table-cell office:value-type="float" office:value="333290720" calcext:value-type="float">
            <text:p>333290720</text:p>
          </table:table-cell>
        </table:table-row>
        <table:table-row table:style-name="ro1">
          <table:table-cell office:value-type="float" office:value="303955288" calcext:value-type="float">
            <text:p>303955288</text:p>
          </table:table-cell>
          <table:table-cell office:value-type="float" office:value="337926536" calcext:value-type="float">
            <text:p>337926536</text:p>
          </table:table-cell>
        </table:table-row>
        <table:table-row table:style-name="ro1">
          <table:table-cell office:value-type="float" office:value="307815776" calcext:value-type="float">
            <text:p>307815776</text:p>
          </table:table-cell>
          <table:table-cell office:value-type="float" office:value="342560176" calcext:value-type="float">
            <text:p>342560176</text:p>
          </table:table-cell>
        </table:table-row>
        <table:table-row table:style-name="ro1">
          <table:table-cell office:value-type="float" office:value="311753821" calcext:value-type="float">
            <text:p>311753821</text:p>
          </table:table-cell>
          <table:table-cell office:value-type="float" office:value="347196232" calcext:value-type="float">
            <text:p>347196232</text:p>
          </table:table-cell>
        </table:table-row>
        <table:table-row table:style-name="ro1">
          <table:table-cell office:value-type="float" office:value="315761546" calcext:value-type="float">
            <text:p>315761546</text:p>
          </table:table-cell>
          <table:table-cell office:value-type="float" office:value="351831080" calcext:value-type="float">
            <text:p>351831080</text:p>
          </table:table-cell>
        </table:table-row>
        <table:table-row table:style-name="ro1">
          <table:table-cell office:value-type="float" office:value="319832067" calcext:value-type="float">
            <text:p>319832067</text:p>
          </table:table-cell>
          <table:table-cell office:value-type="float" office:value="356466760" calcext:value-type="float">
            <text:p>356466760</text:p>
          </table:table-cell>
        </table:table-row>
        <table:table-row table:style-name="ro1">
          <table:table-cell office:value-type="float" office:value="323962328" calcext:value-type="float">
            <text:p>323962328</text:p>
          </table:table-cell>
          <table:table-cell office:value-type="float" office:value="361134680" calcext:value-type="float">
            <text:p>361134680</text:p>
          </table:table-cell>
        </table:table-row>
        <table:table-row table:style-name="ro1">
          <table:table-cell office:value-type="float" office:value="328140295" calcext:value-type="float">
            <text:p>328140295</text:p>
          </table:table-cell>
          <table:table-cell office:value-type="float" office:value="365742000" calcext:value-type="float">
            <text:p>365742000</text:p>
          </table:table-cell>
        </table:table-row>
        <table:table-row table:style-name="ro1">
          <table:table-cell office:value-type="float" office:value="332364186" calcext:value-type="float">
            <text:p>332364186</text:p>
          </table:table-cell>
          <table:table-cell office:value-type="float" office:value="370379208" calcext:value-type="float">
            <text:p>370379208</text:p>
          </table:table-cell>
        </table:table-row>
        <table:table-row table:style-name="ro1">
          <table:table-cell office:value-type="float" office:value="336631469" calcext:value-type="float">
            <text:p>336631469</text:p>
          </table:table-cell>
          <table:table-cell office:value-type="float" office:value="375037016" calcext:value-type="float">
            <text:p>375037016</text:p>
          </table:table-cell>
        </table:table-row>
        <table:table-row table:style-name="ro1">
          <table:table-cell office:value-type="float" office:value="340933725" calcext:value-type="float">
            <text:p>340933725</text:p>
          </table:table-cell>
          <table:table-cell office:value-type="float" office:value="379654032" calcext:value-type="float">
            <text:p>379654032</text:p>
          </table:table-cell>
        </table:table-row>
        <table:table-row table:style-name="ro1">
          <table:table-cell office:value-type="float" office:value="345271084" calcext:value-type="float">
            <text:p>345271084</text:p>
          </table:table-cell>
          <table:table-cell office:value-type="float" office:value="384307320" calcext:value-type="float">
            <text:p>384307320</text:p>
          </table:table-cell>
        </table:table-row>
        <table:table-row table:style-name="ro1">
          <table:table-cell office:value-type="float" office:value="349638327" calcext:value-type="float">
            <text:p>349638327</text:p>
          </table:table-cell>
          <table:table-cell office:value-type="float" office:value="388943520" calcext:value-type="float">
            <text:p>388943520</text:p>
          </table:table-cell>
        </table:table-row>
        <table:table-row table:style-name="ro1">
          <table:table-cell office:value-type="float" office:value="354032544" calcext:value-type="float">
            <text:p>354032544</text:p>
          </table:table-cell>
          <table:table-cell office:value-type="float" office:value="393580504" calcext:value-type="float">
            <text:p>393580504</text:p>
          </table:table-cell>
        </table:table-row>
        <table:table-row table:style-name="ro1">
          <table:table-cell office:value-type="float" office:value="358451032" calcext:value-type="float">
            <text:p>358451032</text:p>
          </table:table-cell>
          <table:table-cell office:value-type="float" office:value="398217424" calcext:value-type="float">
            <text:p>398217424</text:p>
          </table:table-cell>
        </table:table-row>
        <table:table-row table:style-name="ro1">
          <table:table-cell office:value-type="float" office:value="362889044" calcext:value-type="float">
            <text:p>362889044</text:p>
          </table:table-cell>
          <table:table-cell office:value-type="float" office:value="402831160" calcext:value-type="float">
            <text:p>402831160</text:p>
          </table:table-cell>
        </table:table-row>
        <table:table-row table:style-name="ro1">
          <table:table-cell office:value-type="float" office:value="367349809" calcext:value-type="float">
            <text:p>367349809</text:p>
          </table:table-cell>
          <table:table-cell office:value-type="float" office:value="407496696" calcext:value-type="float">
            <text:p>407496696</text:p>
          </table:table-cell>
        </table:table-row>
        <table:table-row table:style-name="ro1">
          <table:table-cell office:value-type="float" office:value="371825738" calcext:value-type="float">
            <text:p>371825738</text:p>
          </table:table-cell>
          <table:table-cell office:value-type="float" office:value="412109104" calcext:value-type="float">
            <text:p>412109104</text:p>
          </table:table-cell>
        </table:table-row>
        <table:table-row table:style-name="ro1">
          <table:table-cell office:value-type="float" office:value="376319949" calcext:value-type="float">
            <text:p>376319949</text:p>
          </table:table-cell>
          <table:table-cell office:value-type="float" office:value="416767856" calcext:value-type="float">
            <text:p>416767856</text:p>
          </table:table-cell>
        </table:table-row>
        <table:table-row table:style-name="ro1">
          <table:table-cell office:value-type="float" office:value="380828740" calcext:value-type="float">
            <text:p>380828740</text:p>
          </table:table-cell>
          <table:table-cell office:value-type="float" office:value="421407864" calcext:value-type="float">
            <text:p>421407864</text:p>
          </table:table-cell>
        </table:table-row>
        <table:table-row table:style-name="ro1">
          <table:table-cell office:value-type="float" office:value="385347906" calcext:value-type="float">
            <text:p>385347906</text:p>
          </table:table-cell>
          <table:table-cell office:value-type="float" office:value="426020400" calcext:value-type="float">
            <text:p>426020400</text:p>
          </table:table-cell>
        </table:table-row>
        <table:table-row table:style-name="ro1">
          <table:table-cell office:value-type="float" office:value="389878913" calcext:value-type="float">
            <text:p>389878913</text:p>
          </table:table-cell>
          <table:table-cell office:value-type="float" office:value="430657976" calcext:value-type="float">
            <text:p>430657976</text:p>
          </table:table-cell>
        </table:table-row>
        <table:table-row table:style-name="ro1">
          <table:table-cell office:value-type="float" office:value="394420704" calcext:value-type="float">
            <text:p>394420704</text:p>
          </table:table-cell>
          <table:table-cell office:value-type="float" office:value="435296832" calcext:value-type="float">
            <text:p>435296832</text:p>
          </table:table-cell>
        </table:table-row>
        <table:table-row table:style-name="ro1">
          <table:table-cell office:value-type="string" calcext:value-type="string">
            <text:p>readFileSync</text:p>
          </table:table-cell>
          <table:table-cell/>
        </table:table-row>
        <table:table-row table:style-name="ro1">
          <table:table-cell table:number-columns-repeated="2" office:value-type="float" office:value="4294112" calcext:value-type="float">
            <text:p>4294112</text:p>
          </table:table-cell>
        </table:table-row>
        <table:table-row table:style-name="ro1">
          <table:table-cell table:number-columns-repeated="2" office:value-type="float" office:value="4280608" calcext:value-type="float">
            <text:p>4280608</text:p>
          </table:table-cell>
        </table:table-row>
      </table:table>
      <table:table table:name="node 4.8.6" table:style-name="ta1">
        <table:shapes>
          <draw:frame draw:z-index="0" draw:name="readFile" draw:style-name="gr1" draw:text-style-name="P1" svg:width="459.21pt" svg:height="207.24pt" svg:x="582.69pt" svg:y="0pt">
            <loext:p draw:notify-on-update-of-ranges="'node 4.8.6'.B3:'node 4.8.6'.B3 'node 4.8.6'.B4:'node 4.8.6'.B22 'node 4.8.6'.C3:'node 4.8.6'.C3 'node 4.8.6'.C4:'node 4.8.6'.C2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578.01pt" svg:y="238.28pt">
            <loext:p draw:notify-on-update-of-ranges="'node 4.8.6'.B25:'node 4.8.6'.B25 'node 4.8.6'.B26:'node 4.8.6'.B138 'node 4.8.6'.C25:'node 4.8.6'.C25 'node 4.8.6'.C26:'node 4.8.6'.C138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3" table:default-cell-style-name="Default"/>
        <table:table-column table:style-name="co4" table:default-cell-style-name="Default"/>
        <table:table-column table:style-name="co2" table:number-columns-repeated="4" table:default-cell-style-name="Default"/>
        <table:table-row table:style-name="ro1">
          <table:table-cell/>
          <table:table-cell office:value-type="string" calcext:value-type="string">
            <text:p>Node 4.8.6 (1 000 000 times read 3KB file)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s.readFile(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c run</text:p>
          </table:table-cell>
          <table:table-cell office:value-type="string" calcext:value-type="string">
            <text:p>estimated</text:p>
          </table:table-cell>
          <table:table-cell office:value-type="string" calcext:value-type="string">
            <text:p>current</text:p>
          </table:table-cell>
          <table:table-cell/>
          <table:table-cell office:value-type="string" calcext:value-type="string">
            <text:p>estimated</text:p>
          </table:table-cell>
          <table:table-cell office:value-type="string" calcext:value-type="string">
            <text:p>curre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60830688" calcext:value-type="float">
            <text:p>60830688</text:p>
          </table:table-cell>
          <table:table-cell/>
          <table:table-cell table:number-columns-repeated="2" office:value-type="float" office:value="60836552" calcext:value-type="float">
            <text:p>6083655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60319152" calcext:value-type="float">
            <text:p>60319152</text:p>
          </table:table-cell>
          <table:table-cell/>
          <table:table-cell table:number-columns-repeated="2" office:value-type="float" office:value="60324720" calcext:value-type="float">
            <text:p>6032472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120023664" calcext:value-type="float">
            <text:p>120023664</text:p>
          </table:table-cell>
          <table:table-cell/>
          <table:table-cell table:number-columns-repeated="2" office:value-type="float" office:value="120025680" calcext:value-type="float">
            <text:p>12002568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236016664" calcext:value-type="float">
            <text:p>236016664</text:p>
          </table:table-cell>
          <table:table-cell/>
          <table:table-cell table:number-columns-repeated="2" office:value-type="float" office:value="236033840" calcext:value-type="float">
            <text:p>23603384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248277872" calcext:value-type="float">
            <text:p>248277872</text:p>
          </table:table-cell>
          <table:table-cell/>
          <table:table-cell table:number-columns-repeated="2" office:value-type="float" office:value="248291432" calcext:value-type="float">
            <text:p>24829143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260307760" calcext:value-type="float">
            <text:p>260307760</text:p>
          </table:table-cell>
          <table:table-cell/>
          <table:table-cell table:number-columns-repeated="2" office:value-type="float" office:value="260321336" calcext:value-type="float">
            <text:p>26032133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272442960" calcext:value-type="float">
            <text:p>272442960</text:p>
          </table:table-cell>
          <table:table-cell/>
          <table:table-cell table:number-columns-repeated="2" office:value-type="float" office:value="272448360" calcext:value-type="float">
            <text:p>27244836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284499336" calcext:value-type="float">
            <text:p>284499336</text:p>
          </table:table-cell>
          <table:table-cell/>
          <table:table-cell table:number-columns-repeated="2" office:value-type="float" office:value="284504560" calcext:value-type="float">
            <text:p>28450456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float" office:value="296634928" calcext:value-type="float">
            <text:p>296634928</text:p>
          </table:table-cell>
          <table:table-cell/>
          <table:table-cell table:number-columns-repeated="2" office:value-type="float" office:value="296640152" calcext:value-type="float">
            <text:p>29664015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97848509" calcext:value-type="float">
            <text:p>297848509</text:p>
          </table:table-cell>
          <table:table-cell office:value-type="float" office:value="308770744" calcext:value-type="float">
            <text:p>308770744</text:p>
          </table:table-cell>
          <table:table-cell/>
          <table:table-cell office:value-type="float" office:value="297853733" calcext:value-type="float">
            <text:p>297853733</text:p>
          </table:table-cell>
          <table:table-cell office:value-type="float" office:value="308775968" calcext:value-type="float">
            <text:p>30877596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00154314" calcext:value-type="float">
            <text:p>300154314</text:p>
          </table:table-cell>
          <table:table-cell office:value-type="float" office:value="320906560" calcext:value-type="float">
            <text:p>320906560</text:p>
          </table:table-cell>
          <table:table-cell/>
          <table:table-cell office:value-type="float" office:value="300159538" calcext:value-type="float">
            <text:p>300159538</text:p>
          </table:table-cell>
          <table:table-cell office:value-type="float" office:value="320911784" calcext:value-type="float">
            <text:p>32091178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03443120" calcext:value-type="float">
            <text:p>303443120</text:p>
          </table:table-cell>
          <table:table-cell office:value-type="float" office:value="333042376" calcext:value-type="float">
            <text:p>333042376</text:p>
          </table:table-cell>
          <table:table-cell/>
          <table:table-cell office:value-type="float" office:value="303448344" calcext:value-type="float">
            <text:p>303448344</text:p>
          </table:table-cell>
          <table:table-cell office:value-type="float" office:value="333047600" calcext:value-type="float">
            <text:p>33304760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07616627" calcext:value-type="float">
            <text:p>307616627</text:p>
          </table:table-cell>
          <table:table-cell office:value-type="float" office:value="345178192" calcext:value-type="float">
            <text:p>345178192</text:p>
          </table:table-cell>
          <table:table-cell/>
          <table:table-cell office:value-type="float" office:value="307621851" calcext:value-type="float">
            <text:p>307621851</text:p>
          </table:table-cell>
          <table:table-cell office:value-type="float" office:value="345183416" calcext:value-type="float">
            <text:p>34518341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12586365" calcext:value-type="float">
            <text:p>312586365</text:p>
          </table:table-cell>
          <table:table-cell office:value-type="float" office:value="357314008" calcext:value-type="float">
            <text:p>357314008</text:p>
          </table:table-cell>
          <table:table-cell/>
          <table:table-cell office:value-type="float" office:value="312591589" calcext:value-type="float">
            <text:p>312591589</text:p>
          </table:table-cell>
          <table:table-cell office:value-type="float" office:value="357319232" calcext:value-type="float">
            <text:p>35731923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18272710" calcext:value-type="float">
            <text:p>318272710</text:p>
          </table:table-cell>
          <table:table-cell office:value-type="float" office:value="369449824" calcext:value-type="float">
            <text:p>369449824</text:p>
          </table:table-cell>
          <table:table-cell/>
          <table:table-cell office:value-type="float" office:value="318277934" calcext:value-type="float">
            <text:p>318277934</text:p>
          </table:table-cell>
          <table:table-cell office:value-type="float" office:value="369455048" calcext:value-type="float">
            <text:p>36945504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24604003" calcext:value-type="float">
            <text:p>324604003</text:p>
          </table:table-cell>
          <table:table-cell office:value-type="float" office:value="381585640" calcext:value-type="float">
            <text:p>381585640</text:p>
          </table:table-cell>
          <table:table-cell/>
          <table:table-cell office:value-type="float" office:value="324609227" calcext:value-type="float">
            <text:p>324609227</text:p>
          </table:table-cell>
          <table:table-cell office:value-type="float" office:value="381590864" calcext:value-type="float">
            <text:p>38159086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31515748" calcext:value-type="float">
            <text:p>331515748</text:p>
          </table:table-cell>
          <table:table-cell office:value-type="float" office:value="393721456" calcext:value-type="float">
            <text:p>393721456</text:p>
          </table:table-cell>
          <table:table-cell/>
          <table:table-cell office:value-type="float" office:value="331520972" calcext:value-type="float">
            <text:p>331520972</text:p>
          </table:table-cell>
          <table:table-cell office:value-type="float" office:value="393726680" calcext:value-type="float">
            <text:p>39372668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lmost</text:p>
          </table:table-cell>
          <table:table-cell office:value-type="string" calcext:value-type="string">
            <text:p>finished</text:p>
          </table:table-cell>
        </table:table-row>
        <table:table-row table:style-name="ro1">
          <table:table-cell table:number-columns-repeated="4"/>
          <table:table-cell office:value-type="float" office:value="298775046" calcext:value-type="float">
            <text:p>298775046</text:p>
          </table:table-cell>
          <table:table-cell office:value-type="float" office:value="4061712" calcext:value-type="float">
            <text:p>4061712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fs.readFileSync()</text:p>
          </table:table-cell>
          <table:table-cell table:number-columns-repeated="2"/>
          <table:table-cell office:value-type="string" calcext:value-type="string">
            <text:p>rss:</text:p>
          </table:table-cell>
          <table:table-cell office:value-type="float" office:value="3534651392" calcext:value-type="float">
            <text:p>3534651392</text:p>
          </table:table-cell>
        </table:table-row>
        <table:table-row table:style-name="ro1">
          <table:table-cell office:value-type="string" calcext:value-type="string">
            <text:p>gc run</text:p>
          </table:table-cell>
          <table:table-cell office:value-type="string" calcext:value-type="string">
            <text:p>estimated</text:p>
          </table:table-cell>
          <table:table-cell office:value-type="string" calcext:value-type="string">
            <text:p>current</text:p>
          </table:table-cell>
          <table:table-cell/>
          <table:table-cell office:value-type="string" calcext:value-type="string">
            <text:p>heapTotal:</text:p>
          </table:table-cell>
          <table:table-cell office:value-type="float" office:value="31982592" calcext:value-type="float">
            <text:p>3198259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3756296" calcext:value-type="float">
            <text:p>3756296</text:p>
          </table:table-cell>
          <table:table-cell/>
          <table:table-cell office:value-type="string" calcext:value-type="string">
            <text:p>heapUsed:</text:p>
          </table:table-cell>
          <table:table-cell office:value-type="float" office:value="4076104" calcext:value-type="float">
            <text:p>407610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4110280" calcext:value-type="float">
            <text:p>4110280</text:p>
          </table:table-cell>
          <table:table-cell/>
          <table:table-cell office:value-type="string" calcext:value-type="string">
            <text:p>external:</text:p>
          </table:table-cell>
          <table:table-cell office:value-type="float" office:value="169951131" calcext:value-type="float">
            <text:p>16995113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4113328" calcext:value-type="float">
            <text:p>4113328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3923672" calcext:value-type="float">
            <text:p>3923672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3786456" calcext:value-type="float">
            <text:p>3786456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3775384" calcext:value-type="float">
            <text:p>3775384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3775384" calcext:value-type="float">
            <text:p>3775384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3775384" calcext:value-type="float">
            <text:p>3775384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float" office:value="3775384" calcext:value-type="float">
            <text:p>3775384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3775384" calcext:value-type="float">
            <text:p>3775384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float" office:value="3775384" calcext:value-type="float">
            <text:p>3775384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float" office:value="3775384" calcext:value-type="float">
            <text:p>3775384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office:value-type="float" office:value="3775384" calcext:value-type="float">
            <text:p>3775384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float" office:value="3775384" calcext:value-type="float">
            <text:p>3775384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float" office:value="3775384" calcext:value-type="float">
            <text:p>3775384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float" office:value="3775384" calcext:value-type="float">
            <text:p>3775384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 office:value-type="float" office:value="3775384" calcext:value-type="float">
            <text:p>3775384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 office:value-type="float" office:value="3775384" calcext:value-type="float">
            <text:p>3775384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 office:value-type="float" office:value="3775384" calcext:value-type="float">
            <text:p>3775384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float" office:value="3775384" calcext:value-type="float">
            <text:p>3775384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" office:value-type="float" office:value="3775384" calcext:value-type="float">
            <text:p>3775384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 office:value-type="float" office:value="3775384" calcext:value-type="float">
            <text:p>3775384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 office:value-type="float" office:value="3775384" calcext:value-type="float">
            <text:p>3775384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 office:value-type="float" office:value="3775384" calcext:value-type="float">
            <text:p>3775384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 office:value-type="float" office:value="3775384" calcext:value-type="float">
            <text:p>3775384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 office:value-type="float" office:value="3775384" calcext:value-type="float">
            <text:p>3775384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 office:value-type="float" office:value="3775384" calcext:value-type="float">
            <text:p>3775384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" office:value-type="float" office:value="3775384" calcext:value-type="float">
            <text:p>3775384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 office:value-type="float" office:value="3775384" calcext:value-type="float">
            <text:p>3775384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 office:value-type="float" office:value="3775384" calcext:value-type="float">
            <text:p>3775384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" office:value-type="float" office:value="3775384" calcext:value-type="float">
            <text:p>3775384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 office:value-type="float" office:value="3775384" calcext:value-type="float">
            <text:p>3775384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2" office:value-type="float" office:value="3775384" calcext:value-type="float">
            <text:p>3775384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 office:value-type="float" office:value="3775384" calcext:value-type="float">
            <text:p>3775384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2" office:value-type="float" office:value="3775384" calcext:value-type="float">
            <text:p>3775384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2" office:value-type="float" office:value="3775384" calcext:value-type="float">
            <text:p>3775384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2" office:value-type="float" office:value="3775384" calcext:value-type="float">
            <text:p>3775384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2" office:value-type="float" office:value="3775384" calcext:value-type="float">
            <text:p>3775384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2" office:value-type="float" office:value="3775384" calcext:value-type="float">
            <text:p>3775384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 office:value-type="float" office:value="3775384" calcext:value-type="float">
            <text:p>3775384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2" office:value-type="float" office:value="3775384" calcext:value-type="float">
            <text:p>3775384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2" office:value-type="float" office:value="3775384" calcext:value-type="float">
            <text:p>3775384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2" office:value-type="float" office:value="3775384" calcext:value-type="float">
            <text:p>3775384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2" office:value-type="float" office:value="3775384" calcext:value-type="float">
            <text:p>3775384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2" office:value-type="float" office:value="3775384" calcext:value-type="float">
            <text:p>3775384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2" office:value-type="float" office:value="3775384" calcext:value-type="float">
            <text:p>3775384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2" office:value-type="float" office:value="3775384" calcext:value-type="float">
            <text:p>3775384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2" office:value-type="float" office:value="3775384" calcext:value-type="float">
            <text:p>3775384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2" office:value-type="float" office:value="3775384" calcext:value-type="float">
            <text:p>3775384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 office:value-type="float" office:value="3775384" calcext:value-type="float">
            <text:p>3775384</text:p>
          </table:table-cell>
          <table:table-cell table:number-columns-repeated="3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2" office:value-type="float" office:value="3775384" calcext:value-type="float">
            <text:p>3775384</text:p>
          </table:table-cell>
          <table:table-cell table:number-columns-repeated="3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2" office:value-type="float" office:value="3775384" calcext:value-type="float">
            <text:p>3775384</text:p>
          </table:table-cell>
          <table:table-cell table:number-columns-repeated="3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2" office:value-type="float" office:value="3775384" calcext:value-type="float">
            <text:p>3775384</text:p>
          </table:table-cell>
          <table:table-cell table:number-columns-repeated="3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2" office:value-type="float" office:value="3775384" calcext:value-type="float">
            <text:p>3775384</text:p>
          </table:table-cell>
          <table:table-cell table:number-columns-repeated="3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2" office:value-type="float" office:value="3775384" calcext:value-type="float">
            <text:p>3775384</text:p>
          </table:table-cell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2" office:value-type="float" office:value="3775384" calcext:value-type="float">
            <text:p>3775384</text:p>
          </table:table-cell>
          <table:table-cell table:number-columns-repeated="3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2" office:value-type="float" office:value="3775384" calcext:value-type="float">
            <text:p>3775384</text:p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2" office:value-type="float" office:value="3775384" calcext:value-type="float">
            <text:p>3775384</text:p>
          </table:table-cell>
          <table:table-cell table:number-columns-repeated="3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2" office:value-type="float" office:value="3775384" calcext:value-type="float">
            <text:p>3775384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" office:value-type="float" office:value="3775384" calcext:value-type="float">
            <text:p>3775384</text:p>
          </table:table-cell>
          <table:table-cell table:number-columns-repeated="3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2" office:value-type="float" office:value="3775384" calcext:value-type="float">
            <text:p>3775384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2" office:value-type="float" office:value="3775384" calcext:value-type="float">
            <text:p>3775384</text:p>
          </table:table-cell>
          <table:table-cell table:number-columns-repeated="3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2" office:value-type="float" office:value="3775384" calcext:value-type="float">
            <text:p>3775384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2" office:value-type="float" office:value="3775384" calcext:value-type="float">
            <text:p>3775384</text:p>
          </table:table-cell>
          <table:table-cell table:number-columns-repeated="3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2" office:value-type="float" office:value="3775384" calcext:value-type="float">
            <text:p>3775384</text:p>
          </table:table-cell>
          <table:table-cell table:number-columns-repeated="3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2" office:value-type="float" office:value="3775384" calcext:value-type="float">
            <text:p>3775384</text:p>
          </table:table-cell>
          <table:table-cell table:number-columns-repeated="3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2" office:value-type="float" office:value="3775384" calcext:value-type="float">
            <text:p>3775384</text:p>
          </table:table-cell>
          <table:table-cell table:number-columns-repeated="3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2" office:value-type="float" office:value="3775384" calcext:value-type="float">
            <text:p>3775384</text:p>
          </table:table-cell>
          <table:table-cell table:number-columns-repeated="3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2" office:value-type="float" office:value="3775384" calcext:value-type="float">
            <text:p>3775384</text:p>
          </table:table-cell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2" office:value-type="float" office:value="3775384" calcext:value-type="float">
            <text:p>3775384</text:p>
          </table:table-cell>
          <table:table-cell table:number-columns-repeated="3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2" office:value-type="float" office:value="3775384" calcext:value-type="float">
            <text:p>3775384</text:p>
          </table:table-cell>
          <table:table-cell table:number-columns-repeated="3"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2" office:value-type="float" office:value="3775384" calcext:value-type="float">
            <text:p>3775384</text:p>
          </table:table-cell>
          <table:table-cell table:number-columns-repeated="3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2" office:value-type="float" office:value="3775384" calcext:value-type="float">
            <text:p>3775384</text:p>
          </table:table-cell>
          <table:table-cell table:number-columns-repeated="3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2" office:value-type="float" office:value="3775384" calcext:value-type="float">
            <text:p>3775384</text:p>
          </table:table-cell>
          <table:table-cell table:number-columns-repeated="3"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2" office:value-type="float" office:value="3775384" calcext:value-type="float">
            <text:p>3775384</text:p>
          </table:table-cell>
          <table:table-cell table:number-columns-repeated="3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2" office:value-type="float" office:value="3775384" calcext:value-type="float">
            <text:p>3775384</text:p>
          </table:table-cell>
          <table:table-cell table:number-columns-repeated="3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2" office:value-type="float" office:value="3775384" calcext:value-type="float">
            <text:p>3775384</text:p>
          </table:table-cell>
          <table:table-cell table:number-columns-repeated="3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2" office:value-type="float" office:value="3775384" calcext:value-type="float">
            <text:p>3775384</text:p>
          </table:table-cell>
          <table:table-cell table:number-columns-repeated="3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2" office:value-type="float" office:value="3775384" calcext:value-type="float">
            <text:p>3775384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2" office:value-type="float" office:value="3775384" calcext:value-type="float">
            <text:p>3775384</text:p>
          </table:table-cell>
          <table:table-cell table:number-columns-repeated="3"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2" office:value-type="float" office:value="3775384" calcext:value-type="float">
            <text:p>3775384</text:p>
          </table:table-cell>
          <table:table-cell table:number-columns-repeated="3"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2" office:value-type="float" office:value="3775384" calcext:value-type="float">
            <text:p>3775384</text:p>
          </table:table-cell>
          <table:table-cell table:number-columns-repeated="3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2" office:value-type="float" office:value="3775384" calcext:value-type="float">
            <text:p>3775384</text:p>
          </table:table-cell>
          <table:table-cell table:number-columns-repeated="3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2" office:value-type="float" office:value="3775384" calcext:value-type="float">
            <text:p>3775384</text:p>
          </table:table-cell>
          <table:table-cell table:number-columns-repeated="3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2" office:value-type="float" office:value="3775384" calcext:value-type="float">
            <text:p>3775384</text:p>
          </table:table-cell>
          <table:table-cell table:number-columns-repeated="3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2" office:value-type="float" office:value="3775384" calcext:value-type="float">
            <text:p>3775384</text:p>
          </table:table-cell>
          <table:table-cell table:number-columns-repeated="3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2" office:value-type="float" office:value="3775384" calcext:value-type="float">
            <text:p>3775384</text:p>
          </table:table-cell>
          <table:table-cell table:number-columns-repeated="3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2" office:value-type="float" office:value="3775384" calcext:value-type="float">
            <text:p>3775384</text:p>
          </table:table-cell>
          <table:table-cell table:number-columns-repeated="3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2" office:value-type="float" office:value="3775384" calcext:value-type="float">
            <text:p>3775384</text:p>
          </table:table-cell>
          <table:table-cell table:number-columns-repeated="3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2" office:value-type="float" office:value="3775384" calcext:value-type="float">
            <text:p>3775384</text:p>
          </table:table-cell>
          <table:table-cell table:number-columns-repeated="3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2" office:value-type="float" office:value="3775384" calcext:value-type="float">
            <text:p>3775384</text:p>
          </table:table-cell>
          <table:table-cell table:number-columns-repeated="3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2" office:value-type="float" office:value="3775384" calcext:value-type="float">
            <text:p>3775384</text:p>
          </table:table-cell>
          <table:table-cell table:number-columns-repeated="3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2" office:value-type="float" office:value="3775384" calcext:value-type="float">
            <text:p>3775384</text:p>
          </table:table-cell>
          <table:table-cell table:number-columns-repeated="3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2" office:value-type="float" office:value="3775384" calcext:value-type="float">
            <text:p>3775384</text:p>
          </table:table-cell>
          <table:table-cell table:number-columns-repeated="3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2" office:value-type="float" office:value="3775384" calcext:value-type="float">
            <text:p>3775384</text:p>
          </table:table-cell>
          <table:table-cell table:number-columns-repeated="3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2" office:value-type="float" office:value="3775384" calcext:value-type="float">
            <text:p>3775384</text:p>
          </table:table-cell>
          <table:table-cell table:number-columns-repeated="3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2" office:value-type="float" office:value="3775384" calcext:value-type="float">
            <text:p>3775384</text:p>
          </table:table-cell>
          <table:table-cell table:number-columns-repeated="3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2" office:value-type="float" office:value="3775384" calcext:value-type="float">
            <text:p>3775384</text:p>
          </table:table-cell>
          <table:table-cell table:number-columns-repeated="3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2" office:value-type="float" office:value="3775384" calcext:value-type="float">
            <text:p>3775384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2" office:value-type="float" office:value="3775384" calcext:value-type="float">
            <text:p>3775384</text:p>
          </table:table-cell>
          <table:table-cell table:number-columns-repeated="3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2" office:value-type="float" office:value="3775384" calcext:value-type="float">
            <text:p>3775384</text:p>
          </table:table-cell>
          <table:table-cell table:number-columns-repeated="3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2" office:value-type="float" office:value="3775384" calcext:value-type="float">
            <text:p>3775384</text:p>
          </table:table-cell>
          <table:table-cell table:number-columns-repeated="3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2" office:value-type="float" office:value="3775384" calcext:value-type="float">
            <text:p>3775384</text:p>
          </table:table-cell>
          <table:table-cell table:number-columns-repeated="3"/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2" office:value-type="float" office:value="3775384" calcext:value-type="float">
            <text:p>3775384</text:p>
          </table:table-cell>
          <table:table-cell table:number-columns-repeated="3"/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2" office:value-type="float" office:value="3775384" calcext:value-type="float">
            <text:p>3775384</text:p>
          </table:table-cell>
          <table:table-cell table:number-columns-repeated="3"/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2" office:value-type="float" office:value="3775384" calcext:value-type="float">
            <text:p>3775384</text:p>
          </table:table-cell>
          <table:table-cell table:number-columns-repeated="3"/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2" office:value-type="float" office:value="3775384" calcext:value-type="float">
            <text:p>3775384</text:p>
          </table:table-cell>
          <table:table-cell table:number-columns-repeated="3"/>
        </table:table-row>
        <table:table-row table:style-name="ro1">
          <table:table-cell office:value-type="float" office:value="108" calcext:value-type="float">
            <text:p>108</text:p>
          </table:table-cell>
          <table:table-cell table:number-columns-repeated="2" office:value-type="float" office:value="3775384" calcext:value-type="float">
            <text:p>3775384</text:p>
          </table:table-cell>
          <table:table-cell table:number-columns-repeated="3"/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2" office:value-type="float" office:value="3775384" calcext:value-type="float">
            <text:p>3775384</text:p>
          </table:table-cell>
          <table:table-cell table:number-columns-repeated="3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2" office:value-type="float" office:value="3775384" calcext:value-type="float">
            <text:p>3775384</text:p>
          </table:table-cell>
          <table:table-cell table:number-columns-repeated="3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2" office:value-type="float" office:value="3775384" calcext:value-type="float">
            <text:p>3775384</text:p>
          </table:table-cell>
          <table:table-cell table:number-columns-repeated="3"/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2" office:value-type="float" office:value="3775384" calcext:value-type="float">
            <text:p>3775384</text:p>
          </table:table-cell>
          <table:table-cell table:number-columns-repeated="3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3776495" calcext:value-type="float">
            <text:p>3776495</text:p>
          </table:table-cell>
          <table:table-cell office:value-type="float" office:value="3786496" calcext:value-type="float">
            <text:p>378649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lmost</text:p>
          </table:table-cell>
          <table:table-cell office:value-type="string" calcext:value-type="string">
            <text:p>finished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ss:</text:p>
          </table:table-cell>
          <table:table-cell office:value-type="float" office:value="44486656" calcext:value-type="float">
            <text:p>4448665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heapTotal:</text:p>
          </table:table-cell>
          <table:table-cell office:value-type="float" office:value="8248064" calcext:value-type="float">
            <text:p>824806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heapUsed:</text:p>
          </table:table-cell>
          <table:table-cell office:value-type="float" office:value="4090216" calcext:value-type="float">
            <text:p>409021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xternal:</text:p>
          </table:table-cell>
          <table:table-cell office:value-type="float" office:value="8232" calcext:value-type="float">
            <text:p>8232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12">00/00/0000</text:date>, <text:time style:data-style-name="N2" text:time-value="19:23:08.38787071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0T21:25:29.231919671</meta:creation-date>
    <dc:date>2018-06-12T20:04:52.161768557</dc:date>
    <meta:editing-duration>PT43M39S</meta:editing-duration>
    <meta:editing-cycles>12</meta:editing-cycles>
    <meta:generator>LibreOffice/5.1.6.2$Linux_X86_64 LibreOffice_project/10m0$Build-2</meta:generator>
    <meta:document-statistic meta:table-count="2" meta:cell-count="557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201cm" svg:height="7.312cm" xlink:href=".." xlink:type="simple" chart:class="chart:line" chart:style-name="ch1">
        <chart:title svg:x="7.223cm" svg:y="0.282cm" chart:style-name="ch2">
          <text:p>readFile</text:p>
        </chart:title>
        <chart:legend chart:legend-position="end" svg:x="13.349cm" svg:y="3.108cm" style:legend-expansion="high" chart:style-name="ch3"/>
        <chart:plot-area chart:style-name="ch4" table:cell-range-address="'node 4.8.6'.B3:'node 4.8.6'.C22" chart:data-source-has-labels="row" svg:x="1.335cm" svg:y="1.207cm" svg:width="11.69cm" svg:height="4.978cm">
          <chartooo:coordinate-region svg:x="3.253cm" svg:y="1.406cm" svg:width="9.586cm" svg:height="4.132cm"/>
          <chart:axis chart:dimension="x" chart:name="primary-x" chart:style-name="ch5">
            <chart:title svg:x="6.673cm" svg:y="6.331cm" chart:style-name="ch6">
              <text:p>gc run</text:p>
            </chart:title>
          </chart:axis>
          <chart:axis chart:dimension="x" chart:name="secondary-x" chart:style-name="ch7"/>
          <chart:axis chart:dimension="y" chart:name="primary-y" chart:style-name="ch5">
            <chart:title svg:x="0.451cm" svg:y="4.838cm" chart:style-name="ch8">
              <text:p>memory [bytes]</text:p>
            </chart:title>
            <chart:grid chart:style-name="ch9" chart:class="major"/>
          </chart:axis>
          <chart:series chart:style-name="ch10" chart:values-cell-range-address="'node 4.8.6'.B4:'node 4.8.6'.B22" chart:label-cell-address="'node 4.8.6'.B3:'node 4.8.6'.B3" chart:class="chart:line">
            <chart:data-point chart:repeated="19"/>
          </chart:series>
          <chart:series chart:style-name="ch11" chart:values-cell-range-address="'node 4.8.6'.C4:'node 4.8.6'.C22" chart:label-cell-address="'node 4.8.6'.C3:'node 4.8.6'.C3" chart:class="chart:line">
            <chart:data-point chart:repeated="1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stimated</text:p>
                <draw:g>
                  <svg:desc>'node 4.8.6'.B3:'node 4.8.6'.B3</svg:desc>
                </draw:g>
              </table:table-cell>
              <table:table-cell office:value-type="string">
                <text:p>current</text:p>
                <draw:g>
                  <svg:desc>'node 4.8.6'.C3:'node 4.8.6'.C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0830688">
                <text:p>60830688</text:p>
                <draw:g>
                  <svg:desc>'node 4.8.6'.B4:'node 4.8.6'.B22</svg:desc>
                </draw:g>
              </table:table-cell>
              <table:table-cell office:value-type="float" office:value="60830688">
                <text:p>60830688</text:p>
                <draw:g>
                  <svg:desc>'node 4.8.6'.C4:'node 4.8.6'.C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0319152">
                <text:p>60319152</text:p>
              </table:table-cell>
              <table:table-cell office:value-type="float" office:value="60319152">
                <text:p>6031915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0023664">
                <text:p>120023664</text:p>
              </table:table-cell>
              <table:table-cell office:value-type="float" office:value="120023664">
                <text:p>12002366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36016664">
                <text:p>236016664</text:p>
              </table:table-cell>
              <table:table-cell office:value-type="float" office:value="236016664">
                <text:p>23601666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48277872">
                <text:p>248277872</text:p>
              </table:table-cell>
              <table:table-cell office:value-type="float" office:value="248277872">
                <text:p>24827787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60307760">
                <text:p>260307760</text:p>
              </table:table-cell>
              <table:table-cell office:value-type="float" office:value="260307760">
                <text:p>26030776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72442960">
                <text:p>272442960</text:p>
              </table:table-cell>
              <table:table-cell office:value-type="float" office:value="272442960">
                <text:p>27244296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84499336">
                <text:p>284499336</text:p>
              </table:table-cell>
              <table:table-cell office:value-type="float" office:value="284499336">
                <text:p>28449933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96634928">
                <text:p>296634928</text:p>
              </table:table-cell>
              <table:table-cell office:value-type="float" office:value="296634928">
                <text:p>29663492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97848509">
                <text:p>297848509</text:p>
              </table:table-cell>
              <table:table-cell office:value-type="float" office:value="308770744">
                <text:p>30877074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0154314">
                <text:p>300154314</text:p>
              </table:table-cell>
              <table:table-cell office:value-type="float" office:value="320906560">
                <text:p>32090656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3443120">
                <text:p>303443120</text:p>
              </table:table-cell>
              <table:table-cell office:value-type="float" office:value="333042376">
                <text:p>33304237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07616627">
                <text:p>307616627</text:p>
              </table:table-cell>
              <table:table-cell office:value-type="float" office:value="345178192">
                <text:p>34517819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12586365">
                <text:p>312586365</text:p>
              </table:table-cell>
              <table:table-cell office:value-type="float" office:value="357314008">
                <text:p>35731400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18272710">
                <text:p>318272710</text:p>
              </table:table-cell>
              <table:table-cell office:value-type="float" office:value="369449824">
                <text:p>36944982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24604003">
                <text:p>324604003</text:p>
              </table:table-cell>
              <table:table-cell office:value-type="float" office:value="381585640">
                <text:p>38158564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31515748">
                <text:p>331515748</text:p>
              </table:table-cell>
              <table:table-cell office:value-type="float" office:value="393721456">
                <text:p>39372145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48cm" svg:y="3.952cm" style:legend-expansion="high" chart:style-name="ch2"/>
        <chart:plot-area chart:style-name="ch3" table:cell-range-address="'node 9.5.0'.A2:'node 9.5.0'.B48" chart:data-source-has-labels="row" svg:x="0.32cm" svg:y="0.18cm" svg:width="12.508cm" svg:height="8.64cm">
          <chartooo:coordinate-region svg:x="2.238cm" svg:y="0.379cm" svg:width="10.451cm" svg:height="7.64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node 9.5.0'.A3:'node 9.5.0'.A48" chart:label-cell-address="'node 9.5.0'.A2:'node 9.5.0'.A2" chart:class="chart:line">
            <chart:data-point chart:repeated="46"/>
          </chart:series>
          <chart:series chart:style-name="ch7" chart:values-cell-range-address="'node 9.5.0'.B3:'node 9.5.0'.B48" chart:label-cell-address="'node 9.5.0'.B2:'node 9.5.0'.B2" chart:class="chart:line">
            <chart:data-point chart:repeated="4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stimated</text:p>
                <draw:g>
                  <svg:desc>'node 9.5.0'.A2:'node 9.5.0'.A2</svg:desc>
                </draw:g>
              </table:table-cell>
              <table:table-cell office:value-type="string">
                <text:p>current</text:p>
                <draw:g>
                  <svg:desc>'node 9.5.0'.B2:'node 9.5.0'.B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043704">
                <text:p>20043704</text:p>
                <draw:g>
                  <svg:desc>'node 9.5.0'.A3:'node 9.5.0'.A48</svg:desc>
                </draw:g>
              </table:table-cell>
              <table:table-cell office:value-type="float" office:value="20043704">
                <text:p>20043704</text:p>
                <draw:g>
                  <svg:desc>'node 9.5.0'.B3:'node 9.5.0'.B4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4892664">
                <text:p>54892664</text:p>
              </table:table-cell>
              <table:table-cell office:value-type="float" office:value="54892664">
                <text:p>5489266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9121664">
                <text:p>119121664</text:p>
              </table:table-cell>
              <table:table-cell office:value-type="float" office:value="119121664">
                <text:p>11912166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4344464">
                <text:p>124344464</text:p>
              </table:table-cell>
              <table:table-cell office:value-type="float" office:value="124344464">
                <text:p>12434446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38735936">
                <text:p>238735936</text:p>
              </table:table-cell>
              <table:table-cell office:value-type="float" office:value="238735936">
                <text:p>23873593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48973416">
                <text:p>248973416</text:p>
              </table:table-cell>
              <table:table-cell office:value-type="float" office:value="248973416">
                <text:p>24897341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54523832">
                <text:p>254523832</text:p>
              </table:table-cell>
              <table:table-cell office:value-type="float" office:value="254523832">
                <text:p>25452383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59175216">
                <text:p>259175216</text:p>
              </table:table-cell>
              <table:table-cell office:value-type="float" office:value="259175216">
                <text:p>25917521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63791504">
                <text:p>263791504</text:p>
              </table:table-cell>
              <table:table-cell office:value-type="float" office:value="263791504">
                <text:p>26379150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64254365">
                <text:p>264254365</text:p>
              </table:table-cell>
              <table:table-cell office:value-type="float" office:value="268420120">
                <text:p>26842012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65136414">
                <text:p>265136414</text:p>
              </table:table-cell>
              <table:table-cell office:value-type="float" office:value="273074864">
                <text:p>27307486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66393006">
                <text:p>266393006</text:p>
              </table:table-cell>
              <table:table-cell office:value-type="float" office:value="277702336">
                <text:p>27770233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67986839">
                <text:p>267986839</text:p>
              </table:table-cell>
              <table:table-cell office:value-type="float" office:value="282331344">
                <text:p>28233134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69884235">
                <text:p>269884235</text:p>
              </table:table-cell>
              <table:table-cell office:value-type="float" office:value="286960808">
                <text:p>28696080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72053602">
                <text:p>272053602</text:p>
              </table:table-cell>
              <table:table-cell office:value-type="float" office:value="291577912">
                <text:p>29157791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74472584">
                <text:p>274472584</text:p>
              </table:table-cell>
              <table:table-cell office:value-type="float" office:value="296243424">
                <text:p>29624342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77110921">
                <text:p>277110921</text:p>
              </table:table-cell>
              <table:table-cell office:value-type="float" office:value="300855960">
                <text:p>30085596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79948657">
                <text:p>279948657</text:p>
              </table:table-cell>
              <table:table-cell office:value-type="float" office:value="305488288">
                <text:p>30548828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82968212">
                <text:p>282968212</text:p>
              </table:table-cell>
              <table:table-cell office:value-type="float" office:value="310144216">
                <text:p>31014421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86148916">
                <text:p>286148916</text:p>
              </table:table-cell>
              <table:table-cell office:value-type="float" office:value="314775256">
                <text:p>31477525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89474756">
                <text:p>289474756</text:p>
              </table:table-cell>
              <table:table-cell office:value-type="float" office:value="319407320">
                <text:p>31940732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92929238">
                <text:p>292929238</text:p>
              </table:table-cell>
              <table:table-cell office:value-type="float" office:value="324019576">
                <text:p>32401957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96501815">
                <text:p>296501815</text:p>
              </table:table-cell>
              <table:table-cell office:value-type="float" office:value="328655008">
                <text:p>32865500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00180705">
                <text:p>300180705</text:p>
              </table:table-cell>
              <table:table-cell office:value-type="float" office:value="333290720">
                <text:p>33329072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03955288">
                <text:p>303955288</text:p>
              </table:table-cell>
              <table:table-cell office:value-type="float" office:value="337926536">
                <text:p>33792653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07815776">
                <text:p>307815776</text:p>
              </table:table-cell>
              <table:table-cell office:value-type="float" office:value="342560176">
                <text:p>34256017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11753821">
                <text:p>311753821</text:p>
              </table:table-cell>
              <table:table-cell office:value-type="float" office:value="347196232">
                <text:p>34719623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15761546">
                <text:p>315761546</text:p>
              </table:table-cell>
              <table:table-cell office:value-type="float" office:value="351831080">
                <text:p>35183108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19832067">
                <text:p>319832067</text:p>
              </table:table-cell>
              <table:table-cell office:value-type="float" office:value="356466760">
                <text:p>35646676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23962328">
                <text:p>323962328</text:p>
              </table:table-cell>
              <table:table-cell office:value-type="float" office:value="361134680">
                <text:p>36113468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28140295">
                <text:p>328140295</text:p>
              </table:table-cell>
              <table:table-cell office:value-type="float" office:value="365742000">
                <text:p>36574200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32364186">
                <text:p>332364186</text:p>
              </table:table-cell>
              <table:table-cell office:value-type="float" office:value="370379208">
                <text:p>37037920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6631469">
                <text:p>336631469</text:p>
              </table:table-cell>
              <table:table-cell office:value-type="float" office:value="375037016">
                <text:p>37503701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0933725">
                <text:p>340933725</text:p>
              </table:table-cell>
              <table:table-cell office:value-type="float" office:value="379654032">
                <text:p>37965403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5271084">
                <text:p>345271084</text:p>
              </table:table-cell>
              <table:table-cell office:value-type="float" office:value="384307320">
                <text:p>38430732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49638327">
                <text:p>349638327</text:p>
              </table:table-cell>
              <table:table-cell office:value-type="float" office:value="388943520">
                <text:p>38894352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54032544">
                <text:p>354032544</text:p>
              </table:table-cell>
              <table:table-cell office:value-type="float" office:value="393580504">
                <text:p>39358050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58451032">
                <text:p>358451032</text:p>
              </table:table-cell>
              <table:table-cell office:value-type="float" office:value="398217424">
                <text:p>39821742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62889044">
                <text:p>362889044</text:p>
              </table:table-cell>
              <table:table-cell office:value-type="float" office:value="402831160">
                <text:p>40283116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67349809">
                <text:p>367349809</text:p>
              </table:table-cell>
              <table:table-cell office:value-type="float" office:value="407496696">
                <text:p>40749669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71825738">
                <text:p>371825738</text:p>
              </table:table-cell>
              <table:table-cell office:value-type="float" office:value="412109104">
                <text:p>41210910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76319949">
                <text:p>376319949</text:p>
              </table:table-cell>
              <table:table-cell office:value-type="float" office:value="416767856">
                <text:p>41676785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80828740">
                <text:p>380828740</text:p>
              </table:table-cell>
              <table:table-cell office:value-type="float" office:value="421407864">
                <text:p>42140786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85347906">
                <text:p>385347906</text:p>
              </table:table-cell>
              <table:table-cell office:value-type="float" office:value="426020400">
                <text:p>42602040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89878913">
                <text:p>389878913</text:p>
              </table:table-cell>
              <table:table-cell office:value-type="float" office:value="430657976">
                <text:p>43065797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94420704">
                <text:p>394420704</text:p>
              </table:table-cell>
              <table:table-cell office:value-type="float" office:value="435296832">
                <text:p>43529683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62cm" svg:y="0.316cm" chart:style-name="ch2">
          <text:p>readFileSync</text:p>
        </chart:title>
        <chart:legend chart:legend-position="end" svg:x="13.148cm" svg:y="3.952cm" style:legend-expansion="high" chart:style-name="ch3"/>
        <chart:plot-area chart:style-name="ch4" table:cell-range-address="'node 4.8.6'.B25:'node 4.8.6'.C138" chart:data-source-has-labels="row" svg:x="1.331cm" svg:y="1.275cm" svg:width="11.497cm" svg:height="6.564cm">
          <chartooo:coordinate-region svg:x="2.878cm" svg:y="1.396cm" svg:width="9.809cm" svg:height="5.441cm"/>
          <chart:axis chart:dimension="x" chart:name="primary-x" chart:style-name="ch5">
            <chart:title svg:x="6.572cm" svg:y="8.019cm" chart:style-name="ch6">
              <text:p>gc run</text:p>
            </chart:title>
          </chart:axis>
          <chart:axis chart:dimension="y" chart:name="primary-y" chart:style-name="ch7">
            <chart:title svg:x="0.451cm" svg:y="5.699cm" chart:style-name="ch8">
              <text:p>memory [bytes]</text:p>
            </chart:title>
            <chart:grid chart:style-name="ch9" chart:class="major"/>
          </chart:axis>
          <chart:series chart:style-name="ch10" chart:values-cell-range-address="'node 4.8.6'.B26:'node 4.8.6'.B138" chart:label-cell-address="'node 4.8.6'.B25:'node 4.8.6'.B25" chart:class="chart:line">
            <chart:data-point chart:repeated="113"/>
          </chart:series>
          <chart:series chart:style-name="ch11" chart:values-cell-range-address="'node 4.8.6'.C26:'node 4.8.6'.C138" chart:label-cell-address="'node 4.8.6'.C25:'node 4.8.6'.C25" chart:class="chart:line">
            <chart:data-point chart:repeated="11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stimated</text:p>
                <draw:g>
                  <svg:desc>'node 4.8.6'.B25:'node 4.8.6'.B25</svg:desc>
                </draw:g>
              </table:table-cell>
              <table:table-cell office:value-type="string">
                <text:p>current</text:p>
                <draw:g>
                  <svg:desc>'node 4.8.6'.C25:'node 4.8.6'.C2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756296">
                <text:p>3756296</text:p>
                <draw:g>
                  <svg:desc>'node 4.8.6'.B26:'node 4.8.6'.B138</svg:desc>
                </draw:g>
              </table:table-cell>
              <table:table-cell office:value-type="float" office:value="3756296">
                <text:p>3756296</text:p>
                <draw:g>
                  <svg:desc>'node 4.8.6'.C26:'node 4.8.6'.C13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110280">
                <text:p>4110280</text:p>
              </table:table-cell>
              <table:table-cell office:value-type="float" office:value="4110280">
                <text:p>411028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113328">
                <text:p>4113328</text:p>
              </table:table-cell>
              <table:table-cell office:value-type="float" office:value="4113328">
                <text:p>411332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923672">
                <text:p>3923672</text:p>
              </table:table-cell>
              <table:table-cell office:value-type="float" office:value="3923672">
                <text:p>392367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786456">
                <text:p>3786456</text:p>
              </table:table-cell>
              <table:table-cell office:value-type="float" office:value="3786456">
                <text:p>378645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775384">
                <text:p>3775384</text:p>
              </table:table-cell>
              <table:table-cell office:value-type="float" office:value="3775384">
                <text:p>377538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775384">
                <text:p>3775384</text:p>
              </table:table-cell>
              <table:table-cell office:value-type="float" office:value="3775384">
                <text:p>377538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775384">
                <text:p>3775384</text:p>
              </table:table-cell>
              <table:table-cell office:value-type="float" office:value="3775384">
                <text:p>377538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775384">
                <text:p>3775384</text:p>
              </table:table-cell>
              <table:table-cell office:value-type="float" office:value="3775384">
                <text:p>377538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775384">
                <text:p>3775384</text:p>
              </table:table-cell>
              <table:table-cell office:value-type="float" office:value="3775384">
                <text:p>377538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775384">
                <text:p>3775384</text:p>
              </table:table-cell>
              <table:table-cell office:value-type="float" office:value="3775384">
                <text:p>377538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775384">
                <text:p>3775384</text:p>
              </table:table-cell>
              <table:table-cell office:value-type="float" office:value="3775384">
                <text:p>377538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775384">
                <text:p>3775384</text:p>
              </table:table-cell>
              <table:table-cell office:value-type="float" office:value="3775384">
                <text:p>377538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775384">
                <text:p>3775384</text:p>
              </table:table-cell>
              <table:table-cell office:value-type="float" office:value="3775384">
                <text:p>377538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775384">
                <text:p>3775384</text:p>
              </table:table-cell>
              <table:table-cell office:value-type="float" office:value="3775384">
                <text:p>377538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775384">
                <text:p>3775384</text:p>
              </table:table-cell>
              <table:table-cell office:value-type="float" office:value="3775384">
                <text:p>377538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775384">
                <text:p>3775384</text:p>
              </table:table-cell>
              <table:table-cell office:value-type="float" office:value="3775384">
                <text:p>377538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775384">
                <text:p>3775384</text:p>
              </table:table-cell>
              <table:table-cell office:value-type="float" office:value="3775384">
                <text:p>377538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775384">
                <text:p>3775384</text:p>
              </table:table-cell>
              <table:table-cell office:value-type="float" office:value="3775384">
                <text:p>377538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775384">
                <text:p>3775384</text:p>
              </table:table-cell>
              <table:table-cell office:value-type="float" office:value="3775384">
                <text:p>377538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775384">
                <text:p>3775384</text:p>
              </table:table-cell>
              <table:table-cell office:value-type="float" office:value="3775384">
                <text:p>377538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775384">
                <text:p>3775384</text:p>
              </table:table-cell>
              <table:table-cell office:value-type="float" office:value="3775384">
                <text:p>377538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775384">
                <text:p>3775384</text:p>
              </table:table-cell>
              <table:table-cell office:value-type="float" office:value="3775384">
                <text:p>377538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775384">
                <text:p>3775384</text:p>
              </table:table-cell>
              <table:table-cell office:value-type="float" office:value="3775384">
                <text:p>377538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775384">
                <text:p>3775384</text:p>
              </table:table-cell>
              <table:table-cell office:value-type="float" office:value="3775384">
                <text:p>377538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775384">
                <text:p>3775384</text:p>
              </table:table-cell>
              <table:table-cell office:value-type="float" office:value="3775384">
                <text:p>377538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775384">
                <text:p>3775384</text:p>
              </table:table-cell>
              <table:table-cell office:value-type="float" office:value="3775384">
                <text:p>377538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775384">
                <text:p>3775384</text:p>
              </table:table-cell>
              <table:table-cell office:value-type="float" office:value="3775384">
                <text:p>377538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775384">
                <text:p>3775384</text:p>
              </table:table-cell>
              <table:table-cell office:value-type="float" office:value="3775384">
                <text:p>377538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775384">
                <text:p>3775384</text:p>
              </table:table-cell>
              <table:table-cell office:value-type="float" office:value="3775384">
                <text:p>377538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775384">
                <text:p>3775384</text:p>
              </table:table-cell>
              <table:table-cell office:value-type="float" office:value="3775384">
                <text:p>377538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775384">
                <text:p>3775384</text:p>
              </table:table-cell>
              <table:table-cell office:value-type="float" office:value="3775384">
                <text:p>377538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775384">
                <text:p>3775384</text:p>
              </table:table-cell>
              <table:table-cell office:value-type="float" office:value="3775384">
                <text:p>377538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775384">
                <text:p>3775384</text:p>
              </table:table-cell>
              <table:table-cell office:value-type="float" office:value="3775384">
                <text:p>377538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775384">
                <text:p>3775384</text:p>
              </table:table-cell>
              <table:table-cell office:value-type="float" office:value="3775384">
                <text:p>377538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775384">
                <text:p>3775384</text:p>
              </table:table-cell>
              <table:table-cell office:value-type="float" office:value="3775384">
                <text:p>377538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75384">
                <text:p>3775384</text:p>
              </table:table-cell>
              <table:table-cell office:value-type="float" office:value="3775384">
                <text:p>377538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75384">
                <text:p>3775384</text:p>
              </table:table-cell>
              <table:table-cell office:value-type="float" office:value="3775384">
                <text:p>377538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775384">
                <text:p>3775384</text:p>
              </table:table-cell>
              <table:table-cell office:value-type="float" office:value="3775384">
                <text:p>377538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775384">
                <text:p>3775384</text:p>
              </table:table-cell>
              <table:table-cell office:value-type="float" office:value="3775384">
                <text:p>377538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775384">
                <text:p>3775384</text:p>
              </table:table-cell>
              <table:table-cell office:value-type="float" office:value="3775384">
                <text:p>377538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775384">
                <text:p>3775384</text:p>
              </table:table-cell>
              <table:table-cell office:value-type="float" office:value="3775384">
                <text:p>377538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775384">
                <text:p>3775384</text:p>
              </table:table-cell>
              <table:table-cell office:value-type="float" office:value="3775384">
                <text:p>377538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775384">
                <text:p>3775384</text:p>
              </table:table-cell>
              <table:table-cell office:value-type="float" office:value="3775384">
                <text:p>377538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775384">
                <text:p>3775384</text:p>
              </table:table-cell>
              <table:table-cell office:value-type="float" office:value="3775384">
                <text:p>377538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775384">
                <text:p>3775384</text:p>
              </table:table-cell>
              <table:table-cell office:value-type="float" office:value="3775384">
                <text:p>377538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775384">
                <text:p>3775384</text:p>
              </table:table-cell>
              <table:table-cell office:value-type="float" office:value="3775384">
                <text:p>377538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775384">
                <text:p>3775384</text:p>
              </table:table-cell>
              <table:table-cell office:value-type="float" office:value="3775384">
                <text:p>377538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775384">
                <text:p>3775384</text:p>
              </table:table-cell>
              <table:table-cell office:value-type="float" office:value="3775384">
                <text:p>377538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775384">
                <text:p>3775384</text:p>
              </table:table-cell>
              <table:table-cell office:value-type="float" office:value="3775384">
                <text:p>377538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775384">
                <text:p>3775384</text:p>
              </table:table-cell>
              <table:table-cell office:value-type="float" office:value="3775384">
                <text:p>377538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775384">
                <text:p>3775384</text:p>
              </table:table-cell>
              <table:table-cell office:value-type="float" office:value="3775384">
                <text:p>377538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775384">
                <text:p>3775384</text:p>
              </table:table-cell>
              <table:table-cell office:value-type="float" office:value="3775384">
                <text:p>377538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775384">
                <text:p>3775384</text:p>
              </table:table-cell>
              <table:table-cell office:value-type="float" office:value="3775384">
                <text:p>377538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775384">
                <text:p>3775384</text:p>
              </table:table-cell>
              <table:table-cell office:value-type="float" office:value="3775384">
                <text:p>377538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775384">
                <text:p>3775384</text:p>
              </table:table-cell>
              <table:table-cell office:value-type="float" office:value="3775384">
                <text:p>377538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775384">
                <text:p>3775384</text:p>
              </table:table-cell>
              <table:table-cell office:value-type="float" office:value="3775384">
                <text:p>377538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775384">
                <text:p>3775384</text:p>
              </table:table-cell>
              <table:table-cell office:value-type="float" office:value="3775384">
                <text:p>377538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775384">
                <text:p>3775384</text:p>
              </table:table-cell>
              <table:table-cell office:value-type="float" office:value="3775384">
                <text:p>377538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775384">
                <text:p>3775384</text:p>
              </table:table-cell>
              <table:table-cell office:value-type="float" office:value="3775384">
                <text:p>377538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775384">
                <text:p>3775384</text:p>
              </table:table-cell>
              <table:table-cell office:value-type="float" office:value="3775384">
                <text:p>377538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775384">
                <text:p>3775384</text:p>
              </table:table-cell>
              <table:table-cell office:value-type="float" office:value="3775384">
                <text:p>377538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775384">
                <text:p>3775384</text:p>
              </table:table-cell>
              <table:table-cell office:value-type="float" office:value="3775384">
                <text:p>377538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775384">
                <text:p>3775384</text:p>
              </table:table-cell>
              <table:table-cell office:value-type="float" office:value="3775384">
                <text:p>377538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775384">
                <text:p>3775384</text:p>
              </table:table-cell>
              <table:table-cell office:value-type="float" office:value="3775384">
                <text:p>377538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775384">
                <text:p>3775384</text:p>
              </table:table-cell>
              <table:table-cell office:value-type="float" office:value="3775384">
                <text:p>377538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775384">
                <text:p>3775384</text:p>
              </table:table-cell>
              <table:table-cell office:value-type="float" office:value="3775384">
                <text:p>377538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775384">
                <text:p>3775384</text:p>
              </table:table-cell>
              <table:table-cell office:value-type="float" office:value="3775384">
                <text:p>377538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775384">
                <text:p>3775384</text:p>
              </table:table-cell>
              <table:table-cell office:value-type="float" office:value="3775384">
                <text:p>377538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775384">
                <text:p>3775384</text:p>
              </table:table-cell>
              <table:table-cell office:value-type="float" office:value="3775384">
                <text:p>377538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775384">
                <text:p>3775384</text:p>
              </table:table-cell>
              <table:table-cell office:value-type="float" office:value="3775384">
                <text:p>377538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775384">
                <text:p>3775384</text:p>
              </table:table-cell>
              <table:table-cell office:value-type="float" office:value="3775384">
                <text:p>377538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775384">
                <text:p>3775384</text:p>
              </table:table-cell>
              <table:table-cell office:value-type="float" office:value="3775384">
                <text:p>377538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775384">
                <text:p>3775384</text:p>
              </table:table-cell>
              <table:table-cell office:value-type="float" office:value="3775384">
                <text:p>377538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775384">
                <text:p>3775384</text:p>
              </table:table-cell>
              <table:table-cell office:value-type="float" office:value="3775384">
                <text:p>377538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775384">
                <text:p>3775384</text:p>
              </table:table-cell>
              <table:table-cell office:value-type="float" office:value="3775384">
                <text:p>377538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775384">
                <text:p>3775384</text:p>
              </table:table-cell>
              <table:table-cell office:value-type="float" office:value="3775384">
                <text:p>377538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775384">
                <text:p>3775384</text:p>
              </table:table-cell>
              <table:table-cell office:value-type="float" office:value="3775384">
                <text:p>377538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775384">
                <text:p>3775384</text:p>
              </table:table-cell>
              <table:table-cell office:value-type="float" office:value="3775384">
                <text:p>377538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775384">
                <text:p>3775384</text:p>
              </table:table-cell>
              <table:table-cell office:value-type="float" office:value="3775384">
                <text:p>377538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775384">
                <text:p>3775384</text:p>
              </table:table-cell>
              <table:table-cell office:value-type="float" office:value="3775384">
                <text:p>377538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775384">
                <text:p>3775384</text:p>
              </table:table-cell>
              <table:table-cell office:value-type="float" office:value="3775384">
                <text:p>377538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775384">
                <text:p>3775384</text:p>
              </table:table-cell>
              <table:table-cell office:value-type="float" office:value="3775384">
                <text:p>377538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775384">
                <text:p>3775384</text:p>
              </table:table-cell>
              <table:table-cell office:value-type="float" office:value="3775384">
                <text:p>377538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775384">
                <text:p>3775384</text:p>
              </table:table-cell>
              <table:table-cell office:value-type="float" office:value="3775384">
                <text:p>377538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775384">
                <text:p>3775384</text:p>
              </table:table-cell>
              <table:table-cell office:value-type="float" office:value="3775384">
                <text:p>377538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775384">
                <text:p>3775384</text:p>
              </table:table-cell>
              <table:table-cell office:value-type="float" office:value="3775384">
                <text:p>377538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775384">
                <text:p>3775384</text:p>
              </table:table-cell>
              <table:table-cell office:value-type="float" office:value="3775384">
                <text:p>377538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775384">
                <text:p>3775384</text:p>
              </table:table-cell>
              <table:table-cell office:value-type="float" office:value="3775384">
                <text:p>377538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775384">
                <text:p>3775384</text:p>
              </table:table-cell>
              <table:table-cell office:value-type="float" office:value="3775384">
                <text:p>377538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775384">
                <text:p>3775384</text:p>
              </table:table-cell>
              <table:table-cell office:value-type="float" office:value="3775384">
                <text:p>377538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775384">
                <text:p>3775384</text:p>
              </table:table-cell>
              <table:table-cell office:value-type="float" office:value="3775384">
                <text:p>377538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775384">
                <text:p>3775384</text:p>
              </table:table-cell>
              <table:table-cell office:value-type="float" office:value="3775384">
                <text:p>377538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775384">
                <text:p>3775384</text:p>
              </table:table-cell>
              <table:table-cell office:value-type="float" office:value="3775384">
                <text:p>377538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775384">
                <text:p>3775384</text:p>
              </table:table-cell>
              <table:table-cell office:value-type="float" office:value="3775384">
                <text:p>377538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775384">
                <text:p>3775384</text:p>
              </table:table-cell>
              <table:table-cell office:value-type="float" office:value="3775384">
                <text:p>377538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775384">
                <text:p>3775384</text:p>
              </table:table-cell>
              <table:table-cell office:value-type="float" office:value="3775384">
                <text:p>377538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775384">
                <text:p>3775384</text:p>
              </table:table-cell>
              <table:table-cell office:value-type="float" office:value="3775384">
                <text:p>377538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775384">
                <text:p>3775384</text:p>
              </table:table-cell>
              <table:table-cell office:value-type="float" office:value="3775384">
                <text:p>377538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775384">
                <text:p>3775384</text:p>
              </table:table-cell>
              <table:table-cell office:value-type="float" office:value="3775384">
                <text:p>377538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775384">
                <text:p>3775384</text:p>
              </table:table-cell>
              <table:table-cell office:value-type="float" office:value="3775384">
                <text:p>377538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775384">
                <text:p>3775384</text:p>
              </table:table-cell>
              <table:table-cell office:value-type="float" office:value="3775384">
                <text:p>377538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775384">
                <text:p>3775384</text:p>
              </table:table-cell>
              <table:table-cell office:value-type="float" office:value="3775384">
                <text:p>377538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775384">
                <text:p>3775384</text:p>
              </table:table-cell>
              <table:table-cell office:value-type="float" office:value="3775384">
                <text:p>377538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775384">
                <text:p>3775384</text:p>
              </table:table-cell>
              <table:table-cell office:value-type="float" office:value="3775384">
                <text:p>377538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775384">
                <text:p>3775384</text:p>
              </table:table-cell>
              <table:table-cell office:value-type="float" office:value="3775384">
                <text:p>377538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775384">
                <text:p>3775384</text:p>
              </table:table-cell>
              <table:table-cell office:value-type="float" office:value="3775384">
                <text:p>377538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775384">
                <text:p>3775384</text:p>
              </table:table-cell>
              <table:table-cell office:value-type="float" office:value="3775384">
                <text:p>377538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775384">
                <text:p>3775384</text:p>
              </table:table-cell>
              <table:table-cell office:value-type="float" office:value="3775384">
                <text:p>377538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775384">
                <text:p>3775384</text:p>
              </table:table-cell>
              <table:table-cell office:value-type="float" office:value="3775384">
                <text:p>377538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775384">
                <text:p>3775384</text:p>
              </table:table-cell>
              <table:table-cell office:value-type="float" office:value="3775384">
                <text:p>377538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775384">
                <text:p>3775384</text:p>
              </table:table-cell>
              <table:table-cell office:value-type="float" office:value="3775384">
                <text:p>377538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776495">
                <text:p>3776495</text:p>
              </table:table-cell>
              <table:table-cell office:value-type="float" office:value="3786496">
                <text:p>378649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